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03cm" draw:marker-start-width="0.503cm" draw:marker-end="Arrow" draw:marker-end-width="0.603cm" draw:fill="none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203cm" draw:marker-start-width="0.504cm" draw:marker-end="Arrow" draw:marker-end-width="0.604cm" draw:fill="none" draw:textarea-vertical-align="middle" fo:padding-top="0.226cm" fo:padding-bottom="0.226cm" fo:padding-left="0.351cm" fo:padding-right="0.351cm"/>
    </style:style>
    <style:style style:name="gr5" style:family="graphic" style:parent-style-name="standard">
      <style:graphic-properties svg:stroke-color="#808080"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width="0.203cm" svg:stroke-color="#000000" draw:marker-start-width="0.503cm" draw:marker-end-width="0.503cm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32pt" style:font-size-asian="18pt" style:font-size-complex="18pt"/>
    </style:style>
    <style:style style:name="P2" style:family="paragraph">
      <style:paragraph-properties fo:text-align="start"/>
      <style:text-properties fo:font-size="32pt" style:font-size-asian="18pt" style:font-size-complex="18pt"/>
    </style:style>
    <style:style style:name="P3" style:family="paragraph">
      <style:text-properties fo:font-size="32pt" style:font-size-asian="18pt" style:font-size-complex="18pt"/>
    </style:style>
    <style:style style:name="T1" style:family="text">
      <style:text-properties style:text-position="sub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681cm" svg:height="4.84cm" svg:x="3.617cm" svg:y="2.778cm">
          <text:p text:style-name="P1">z<text:span text:style-name="T1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5.679cm" svg:height="4.84cm" svg:x="11.937cm" svg:y="2.778cm">
          <text:p text:style-name="P1">z<text:span text:style-name="T1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5.68cm" svg:height="4.84cm" svg:x="20.254cm" svg:y="2.778cm">
          <text:p text:style-name="P1">z<text:span text:style-name="T1">t+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line" svg:x1="9.298cm" svg:y1="5.198cm" svg:x2="11.937cm" svg:y2="5.198cm" draw:start-shape="id1" draw:start-glue-point="1" draw:end-shape="id2" svg:d="M9298 5198h2639" svg:viewBox="0 0 2640 1">
          <text:p/>
        </draw:connector>
        <draw:connector draw:style-name="gr2" draw:text-style-name="P1" draw:layer="layout" draw:type="line" svg:x1="17.616cm" svg:y1="5.198cm" svg:x2="20.254cm" svg:y2="5.198cm" draw:start-shape="id2" draw:start-glue-point="1" draw:end-shape="id3" draw:end-glue-point="3" svg:d="M17616 5198h2638" svg:viewBox="0 0 2639 1">
          <text:p/>
        </draw:connector>
        <draw:connector draw:style-name="gr2" draw:text-style-name="P1" draw:layer="layout" draw:type="line" svg:x1="25.934cm" svg:y1="5.198cm" svg:x2="28.7cm" svg:y2="5.2cm" draw:start-shape="id3" draw:start-glue-point="1" svg:d="M25934 5198l2766 2" svg:viewBox="0 0 2767 3">
          <text:p/>
        </draw:connector>
        <draw:connector draw:style-name="gr2" draw:text-style-name="P1" draw:layer="layout" draw:type="line" svg:x1="1.039cm" svg:y1="5.2cm" svg:x2="3.617cm" svg:y2="5.198cm" draw:end-shape="id1" draw:end-glue-point="3" svg:d="M1039 5200l2578-2" svg:viewBox="0 0 2579 3">
          <text:p/>
        </draw:connector>
        <draw:connector draw:style-name="gr3" draw:text-style-name="P2" draw:layer="layout" draw:type="line" svg:x1="6.457cm" svg:y1="7.618cm" svg:x2="6.455cm" svg:y2="12.676cm" draw:start-shape="id1" draw:start-glue-point="2" draw:end-shape="id4" draw:end-glue-point="4" svg:d="M6457 7618l-2 5058" svg:viewBox="0 0 3 5059">
          <text:p text:style-name="P2"/>
        </draw:connector>
        <draw:connector draw:style-name="gr2" draw:text-style-name="P1" draw:layer="layout" draw:type="line" svg:x1="14.776cm" svg:y1="7.618cm" svg:x2="14.775cm" svg:y2="12.676cm" draw:start-shape="id2" draw:start-glue-point="2" draw:end-shape="id5" draw:end-glue-point="4" svg:d="M14776 7618l-1 5058" svg:viewBox="0 0 2 5059">
          <text:p/>
        </draw:connector>
        <draw:connector draw:style-name="gr4" draw:text-style-name="P1" draw:layer="layout" draw:type="line" svg:x1="23.094cm" svg:y1="7.618cm" svg:x2="23.094cm" svg:y2="12.676cm" draw:start-shape="id3" draw:start-glue-point="2" draw:end-shape="id6" draw:end-glue-point="4" svg:d="M23094 7618v5058" svg:viewBox="0 0 1 5059">
          <text:p/>
        </draw:connector>
        <draw:custom-shape draw:style-name="gr5" draw:text-style-name="P1" xml:id="id4" draw:id="id4" draw:layer="layout" svg:width="5.771cm" svg:height="5.771cm" svg:x="3.569cm" svg:y="12.676cm">
          <text:p text:style-name="P1">y<text:span text:style-name="T1">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5" draw:id="id5" draw:layer="layout" svg:width="5.771cm" svg:height="5.771cm" svg:x="11.889cm" svg:y="12.676cm">
          <text:p text:style-name="P1">y<text:span text:style-name="T1">t+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xml:id="id6" draw:id="id6" draw:layer="layout" svg:width="5.771cm" svg:height="5.771cm" svg:x="20.208cm" svg:y="12.676cm">
          <text:p text:style-name="P1">y<text:span text:style-name="T1">t+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6" draw:text-style-name="P3" draw:layer="layout" svg:width="1.424cm" svg:height="2cm" svg:x="5.037cm" svg:y="9.001cm">
          <draw:text-box>
            <text:p text:style-name="P3">p<text:span text:style-name="T1">t</text:span></text:p>
          </draw:text-box>
        </draw:frame>
        <draw:frame draw:style-name="gr7" draw:text-style-name="P3" draw:layer="layout" svg:width="2.056cm" svg:height="1.883cm" svg:x="12.738cm" svg:y="9.118cm">
          <draw:text-box>
            <text:p text:style-name="P3">p<text:span text:style-name="T1">t+1</text:span></text:p>
          </draw:text-box>
        </draw:frame>
        <draw:frame draw:style-name="gr8" draw:text-style-name="P3" draw:layer="layout" svg:width="2.056cm" svg:height="1.883cm" svg:x="21.038cm" svg:y="9.118cm">
          <draw:text-box>
            <text:p text:style-name="P3">p<text:span text:style-name="T1">t+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9T14:11:12.890854885</meta:creation-date>
    <dc:date>2015-11-19T14:27:32.231985234</dc:date>
    <meta:editing-duration>PT4M52S</meta:editing-duration>
    <meta:editing-cycles>6</meta:editing-cycles>
    <meta:generator>LibreOffice/4.2.8.2$Linux_X86_64 LibreOffice_project/420m0$Build-2</meta:generator>
    <meta:document-statistic meta:object-count="16"/>
  </office:meta>
</office:document-meta>
</file>